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text-properties officeooo:rsid="00279740" officeooo:paragraph-rsid="00279740"/>
    </style:style>
    <style:style style:name="P2" style:family="paragraph" style:parent-style-name="Title" style:master-page-name="MP0">
      <style:paragraph-properties style:page-number="auto" fo:break-before="page"/>
      <style:text-properties fo:font-size="18pt" fo:font-weight="bold" style:font-size-asian="18pt" style:font-weight-asian="bold"/>
    </style:style>
    <style:style style:name="P3" style:family="paragraph" style:parent-style-name="Normal">
      <style:text-properties officeooo:rsid="0026db46" officeooo:paragraph-rsid="0026db46"/>
    </style:style>
    <style:style style:name="P4" style:family="paragraph" style:parent-style-name="Normal">
      <style:text-properties officeooo:paragraph-rsid="0026db46"/>
    </style:style>
    <style:style style:name="P5" style:family="paragraph" style:parent-style-name="Normal">
      <style:text-properties officeooo:rsid="00390269" officeooo:paragraph-rsid="00390269"/>
    </style:style>
    <style:style style:name="P6" style:family="paragraph" style:parent-style-name="Normal">
      <style:text-properties officeooo:rsid="003be0f0" officeooo:paragraph-rsid="003be0f0"/>
    </style:style>
    <style:style style:name="P7" style:family="paragraph" style:parent-style-name="Normal">
      <style:text-properties officeooo:rsid="003ddcb0" officeooo:paragraph-rsid="003ddcb0"/>
    </style:style>
    <style:style style:name="P8" style:family="paragraph" style:parent-style-name="Normal">
      <style:text-properties officeooo:rsid="003ef522" officeooo:paragraph-rsid="003ef522"/>
    </style:style>
    <style:style style:name="P9" style:family="paragraph" style:parent-style-name="Normal">
      <style:text-properties officeooo:rsid="003fc865" officeooo:paragraph-rsid="003fc865"/>
    </style:style>
    <style:style style:name="P10" style:family="paragraph" style:parent-style-name="Normal">
      <style:text-properties officeooo:rsid="003fc865" officeooo:paragraph-rsid="00411214"/>
    </style:style>
    <style:style style:name="P11" style:family="paragraph" style:parent-style-name="Normal">
      <style:text-properties officeooo:rsid="00411214" officeooo:paragraph-rsid="00411214"/>
    </style:style>
    <style:style style:name="P12" style:family="paragraph" style:parent-style-name="Normal">
      <style:text-properties officeooo:paragraph-rsid="00411214"/>
    </style:style>
    <style:style style:name="P13" style:family="paragraph" style:parent-style-name="Normal">
      <style:text-properties officeooo:paragraph-rsid="0043054e"/>
    </style:style>
    <style:style style:name="P14" style:family="paragraph" style:parent-style-name="Normal">
      <style:text-properties officeooo:rsid="0043e5c3" officeooo:paragraph-rsid="0043e5c3"/>
    </style:style>
    <style:style style:name="P15" style:family="paragraph" style:parent-style-name="Normal">
      <style:text-properties officeooo:paragraph-rsid="0045c5c9"/>
    </style:style>
    <style:style style:name="P16" style:family="paragraph" style:parent-style-name="Normal">
      <style:text-properties officeooo:rsid="0047d339" officeooo:paragraph-rsid="0047d339"/>
    </style:style>
    <style:style style:name="P17" style:family="paragraph" style:parent-style-name="Normal">
      <style:text-properties officeooo:paragraph-rsid="0047d339"/>
    </style:style>
    <style:style style:name="P18" style:family="paragraph" style:parent-style-name="Normal">
      <style:text-properties officeooo:rsid="0049c45a" officeooo:paragraph-rsid="0049c45a"/>
    </style:style>
    <style:style style:name="P19" style:family="paragraph" style:parent-style-name="Normal">
      <style:paragraph-properties fo:break-before="page"/>
      <style:text-properties officeooo:rsid="0026db46" officeooo:paragraph-rsid="0026db46"/>
    </style:style>
    <style:style style:name="P20" style:family="paragraph" style:parent-style-name="Normal">
      <style:paragraph-properties fo:break-before="page"/>
      <style:text-properties officeooo:rsid="003ef522" officeooo:paragraph-rsid="003ef522"/>
    </style:style>
    <style:style style:name="P21" style:family="paragraph" style:parent-style-name="Normal">
      <style:paragraph-properties fo:break-before="page"/>
      <style:text-properties officeooo:rsid="0043e5c3" officeooo:paragraph-rsid="0043e5c3"/>
    </style:style>
    <style:style style:name="P22" style:family="paragraph" style:parent-style-name="Normal">
      <style:paragraph-properties fo:break-before="page"/>
      <style:text-properties officeooo:rsid="0049c45a" officeooo:paragraph-rsid="0049c45a"/>
    </style:style>
    <style:style style:name="P23" style:family="paragraph" style:parent-style-name="Subtitle">
      <style:text-properties officeooo:rsid="00362fce" officeooo:paragraph-rsid="00362fce"/>
    </style:style>
    <style:style style:name="T1" style:family="text">
      <style:text-properties officeooo:rsid="0026db46"/>
    </style:style>
    <style:style style:name="T2" style:family="text">
      <style:text-properties officeooo:rsid="00362fce"/>
    </style:style>
    <style:style style:name="T3" style:family="text">
      <style:text-properties officeooo:rsid="0038072d"/>
    </style:style>
    <style:style style:name="T4" style:family="text">
      <style:text-properties officeooo:rsid="00390269"/>
    </style:style>
    <style:style style:name="T5" style:family="text">
      <style:text-properties officeooo:rsid="003a5b72"/>
    </style:style>
    <style:style style:name="T6" style:family="text">
      <style:text-properties officeooo:rsid="003be0f0"/>
    </style:style>
    <style:style style:name="T7" style:family="text">
      <style:text-properties officeooo:rsid="003ddcb0"/>
    </style:style>
    <style:style style:name="T8" style:family="text">
      <style:text-properties officeooo:rsid="003fc865"/>
    </style:style>
    <style:style style:name="T9" style:family="text">
      <style:text-properties officeooo:rsid="00411214"/>
    </style:style>
    <style:style style:name="T10" style:family="text">
      <style:text-properties officeooo:rsid="0043054e"/>
    </style:style>
    <style:style style:name="T11" style:family="text">
      <style:text-properties officeooo:rsid="0043e5c3"/>
    </style:style>
    <style:style style:name="T12" style:family="text">
      <style:text-properties officeooo:rsid="0045c5c9"/>
    </style:style>
    <style:style style:name="T13" style:family="text">
      <style:text-properties officeooo:rsid="004770c0"/>
    </style:style>
    <style:style style:name="T14" style:family="text">
      <style:text-properties officeooo:rsid="0047d3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embly Tutorial Lesson #<text:span text:style-name="T2">8</text:span></text:p>
      <text:p text:style-name="P23">Meet the Kernal</text:p>
      <text:p text:style-name="Normal">[Title slide]</text:p>
      <text:p text:style-name="Normal">Hi there! This is Matt Heffernan. Welcome back to my channel. This is the <text:span text:style-name="T2">eighth</text:span>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text:span text:style-name="T4">learned the fundamentals of</text:span> assembly programming <text:span text:style-name="T4">by going through the entire 65C02 instruction set and examining how each instruction works. But programming is a lot more than just knowing all the instructions. You need to know how to get the whole computer system to do what you want, and with the X16, that starts with the Kernal.</text:span></text:p>
      <text:p text:style-name="P5">Wait, not that Colonel. We’re talking about the application programming interface of the X16 system Kernal.</text:p>
      <text:p text:style-name="P5">[Cut to slide 2: Kernal with an A]</text:p>
      <text:p text:style-name="P5">And that’s Kernal with an A! You may be familiar with the concept of a modern operating system kernel, like Linux, but this is a bit different than that. The X16 doesn’t have an operating system in the modern sense, just some software that runs from built-in ROM to provide a simplified way of interacting with the hardware. <text:span text:style-name="T5">You’re already familiar with the BASIC interpreter, which is what the system boots to and is the general operating environment for the X16, just as it was for most 8-bit home computers. </text:span><text:span text:style-name="T6">Underneath BASIC, there is the Kernal, which is used for accessing the screen, keyboard, storage and communications. If you are writing your software in assembly language, you have access to the same low-level Kernal subroutines that BASIC does.</text:span></text:p>
      <text:p text:style-name="P6">We’ve already seen how a couple of the Kernal subroutines work, and how they are based on the Commodore Kernal subroutines, down to their addresses, interfaces and behavior. The X16 Kernal recreates most of the Commodore 64 Kernal, with some additional subroutines that were added for the Commodore 128, and places some of the <text:span text:style-name="T7">basic drawing features of the GEOS graphical user interface right into ROM to be generally available.</text:span></text:p>
      <text:p text:style-name="P7">As ROM is read-only memory, the Kernal is always available and can’t be overwritten at any time. However, certain subroutines go through a RAM vector which can be replaced at runtime to change their behavior until the original vectors are restored or the system is reset.</text:p>
      <text:p text:style-name="P7"/>
      <text:p text:style-name="P20">[Cut to slide 3 – Memory map]</text:p>
      <text:p text:style-name="P8">As a quick refresher, let’s take another look at the X16 memory map. <text:span text:style-name="T8">As you can see here, ROM starts at hex C000 and goes all the way to the end of memory, meaning that the last 16 kilobytes of memory is strictly read-only. However, that doesn’t mean it never changes. This 16k is banked, so that data there changes based on what the currently selected bank is. To run a </text:span><text:span text:style-name="T9">K</text:span><text:span text:style-name="T8">ernal subroutine, ROM bank zero needs to be selected, but we can usually assume the currently selected bank will work. But how does that work?</text:span></text:p>
      <text:p text:style-name="P9">[Cut to slide 4 – ROM banks]</text:p>
      <text:p text:style-name="P10">All of the <text:span text:style-name="T9">K</text:span>ernal code is in bank 0, but the subroutine addresses are all past hex FE00, so it’s pretty easy to deduce that all the code for the subroutines don’t immediately follow those addresses – there just isn’t room in those last 512 bytes for a few dozen subroutines. But there is enough for a jump table, and that’s what the end of ROM bank 0 is. In fact, even though bank 4 has BASIC in it and bank 5 has the machine code monitor…</text:p>
      <text:p text:style-name="P11">[Cut to slide 5 – ROM banks, highlighted</text:p>
      <text:p text:style-name="P10">...there is enough room for those to have the same jump tables in them, <text:span text:style-name="T9">along with some bridge code to switch to bank 0 and run the intended Kernal subroutine. Generally, most programs aren’t going to switch to those other banks at all, and if they do, only for the time needed to access their data before switching back to 0 or 4.</text:span></text:p>
      <text:p text:style-name="P11">[Cut to slide 6 – CHROUT]</text:p>
      <text:p text:style-name="P12"><text:span text:style-name="T9">The first Kernal subroutine we saw in this series was CHROUT, or Character Output. As seen in our earlier examples, the address is hex FFD2, so we do a JSR FFD2 to run it. But if we were to actually look at ROM bank 0 at FFD2 we would see an indirect jump to an address stored in RAM, specifically at hex 0326. </text:span><text:span text:style-name="T10">There is yet another ROM address stored there, and that’s where the actual subroutine starts executing, eventually reaching an RTS to return us back. This same mechanic existed with the original Commodore 64 and you could overwrite that address at 0326 to point to your own code to make CHROUT work differently.</text:span></text:p>
      <text:p text:style-name="P13"><text:span text:style-name="T10">But if you left that vector alone, the default behavior would happen, which is to send the character code in the accumulator to the default output. The initial default output is the screen, of course, so we will see that code take effect at the current cursor. If it’s a control code, its effect will happen. If it’s a visible character, its glyph will be </text:span><text:span text:style-name="T11">drawn to the screen</text:span><text:span text:style-name="T10"> at the cursor, and the cursor will advance to the next position. </text:span><text:span text:style-name="T11">When we get into how the VERA video system works, we’ll learn more about thinks like screen codes and tile maps, but for now we can take for granted that characters will get printed just as if we typed them.</text:span></text:p>
      <text:p text:style-name="P14">CHROUT can also be used for writing to a file, but we’ll get into that in a later episode, as well. What’s important to understand for now is that the call to CHROUT will not effectively change the contents of any registers, so the code you put in A will still be there when it returns, and any values you had in X and Y will still be there, too, thanks to CHROUT storing those values on the stack to be pulled back to the registers before it returns. Not all kernal subroutines do this, and each slide will point out which registers may be affected by calling them.</text:p>
      <text:p text:style-name="P21">[Cut to slide 7 – Let’s Hack It!]</text:p>
      <text:p text:style-name="P14">Now that I’ve introduced the possibility of changing the behavior of CHROUT, naturally we’re going to want to see how to hack it. Here we are going to make it so that CHROUT always outputs either a control code or a graphical character – no numbers or letters. So, let’s start by setting up the standard constant for the CHROUT address and then a Zero Page address to store a pointer we can use <text:span text:style-name="T12">dereference the RAM vector. Then we allocate a couple bytes of RAM to store the original CHROUT vector so we don’t have to rewrite the whole subroutine.</text:span></text:p>
      <text:p text:style-name="P15"><text:span text:style-name="T12">At start, we copy the address of the RAM vector to our Zero Page pointer. We could have used the immediate documented address of 0326, but here we don’t need to hardcode an additional magic number. We already have the CHROUT address, which we know is going to point to an indirect jump, so we can just pull that address right out of the ROM instruction. The byte at the CHROUT address will be the indirect jump opcode, so CHROUT+1 will be the low byte of the address operand, and CHROUT+2 will be the high byte, so we can get those with some absolute loads instead. </text:span><text:span text:style-name="T13">With that address copied to the zero page, we can now do an indirect load to get the low byte of the destination address, which we can store as the first byte at chrout_vector. To get the high byte, we load Y with the value 1 so that we can do a zero page indirect indexed with Y and then store that in the second byte of chrout_vector. With the original destination safely stored in a new RAM vector, we can overwrite the original RAM vector to point to new code. We’re going to define a new entry point labeled “graphout”, so we’re going to store that address using the same addressing of the Zero Page pointer we set up earlier, which means that 0326 will contain a RAM address now and that’s what will get called indirectly at the start of CHROUT.</text:span></text:p>
      <text:p text:style-name="P17"><text:span text:style-name="T14">Now, we define “graphout” by comparing the character code in A with hex 20. If it’s less than that, it’s a control code, so we branch right to @done. If it’s hex 20 or greater, we compare it again to hex 60. If its greater or equal to that, we’ll branch to @done now, otherwise we know the code is between hex 20 and 5F, meaning that it could be a number or letter, but definitely a visible character. So, we OR it with hex 80 which will set the high bit forcing it to the range of hex A0 to DF, which are all graphical characters. Then we finally fall to @done where we do an indirect jump to the original vector that we stored earlier in chrout_vector. This will take us back to ROM and the original CHROUT subroutine will execute with a modified code in A and eventually return as normal.</text:span></text:p>
      <text:p text:style-name="P16">Then we have a new starting point for our code that can take advantage of our hacked Kernal. We load the accumulator with the PETSCII code for the letter A, which is hex 41, just like capital A in ASCII or unicode. Then we call CHROUT to print not an A, but the code hex C1, which is a spade symbol, which is what you will see if you hold down the shift key while typing A. Yeah, that’s not a coincidence.</text:p>
      <text:p text:style-name="P18">OK, enough hacking for now, let’s get back to the Kernal as it exists normally.</text:p>
      <text:p text:style-name="P22">[Cut to slide 8 – CHRIN]</text:p>
      <text:p text:style-name="P18"/>
      <text:p text:style-name="Normal"/>
      <text:p text:style-name="Normal"/>
      <text:p text:style-name="P3"/>
      <text:p text:style-name="P19">[Start loading and running PATREON.PRG]</text:p>
      <text:p text:style-name="P4"><text:span text:style-name="T1">If you don’t want to miss any episodes in the future, make sure you subscribe to my channel and click the bell to get notified when they come out. </text:span><text:span text:style-name="T2">If this episode taught you anything, please click the Like button, and if you have any questions, please put them in the comments </text:span><text:span text:style-name="T3">and that can influence how future episodes are made.</text:span></text:p>
      <text:p text:style-name="P1">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1-27T18:42:00Z</meta:creation-date>
    <dc:date>2021-02-05T02:40:09.589876101</dc:date>
    <meta:editing-cycles>48</meta:editing-cycles>
    <meta:editing-duration>PT7H9M22S</meta:editing-duration>
    <meta:document-statistic meta:table-count="0" meta:image-count="0" meta:object-count="0" meta:page-count="5" meta:paragraph-count="30" meta:word-count="1810" meta:character-count="9800" meta:non-whitespace-character-count="8012"/>
    <meta:template xlink:type="simple" xlink:actuate="onRequest" xlink:title="" xlink:href="../../Lesson7/Lesson7_script.odt/Normal.dotm"/>
  </office:meta>
</office:document-meta>
</file>